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Verdana" svg:font-family="Verdana, Arial, Helvetic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Quellcode">
      <style:text-properties fo:color="#000000" style:font-name-asian="Courier New2" style:font-name-complex="Courier New2"/>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1" fo:font-size="8pt" style:font-name-asian="Courier New2" style:font-size-asian="8pt" style:font-name-complex="Courier New2"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1" fo:font-size="8pt" style:font-name-asian="Courier New2" style:font-size-asian="8pt" style:font-name-complex="Courier New2" style:font-size-complex="8pt"/>
    </style:style>
    <style:style style:name="P8"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Quellcode">
      <style:text-properties fo:language="en" fo:country="GB"/>
    </style:style>
    <style:style style:name="P11" style:family="paragraph" style:parent-style-name="JM_5f_Quellcode">
      <style:text-properties fo:color="#000080" style:font-name="Courier1" fo:font-size="8pt" style:font-size-asian="8pt" style:font-size-complex="8pt"/>
    </style:style>
    <style:style style:name="P12" style:family="paragraph" style:parent-style-name="JM_5f_Quellcode">
      <style:text-properties style:font-name="Courier1" fo:font-size="8pt" style:font-size-asian="8pt" style:font-size-complex="8pt"/>
    </style:style>
    <style:style style:name="P13" style:family="paragraph" style:parent-style-name="JM_5f_Quellcode">
      <style:text-properties fo:color="#000080" style:font-name="Courier1" fo:font-size="8pt" style:font-name-asian="Courier New2" style:font-size-asian="8pt" style:font-name-complex="Courier New2" style:font-size-complex="8pt"/>
    </style:style>
    <style:style style:name="P14" style:family="paragraph" style:parent-style-name="JM_5f_Kastenheadline">
      <style:text-properties fo:language="fr" fo:country="FR"/>
    </style:style>
    <style:style style:name="P15" style:family="paragraph" style:parent-style-name="JM_5f_Bildunterschrift">
      <style:text-properties fo:background-color="#ffff00"/>
    </style:style>
    <style:style style:name="P16" style:family="paragraph" style:parent-style-name="JM_5f_Kastentext_5f_Aufzaehlung" style:list-style-name="WW8Num4"/>
    <style:style style:name="P17" style:family="paragraph" style:parent-style-name="JM_5f_Mengentext">
      <style:text-properties fo:font-style="italic" style:font-style-asian="italic"/>
    </style:style>
    <style:style style:name="P18"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3f5fbf"/>
    </style:style>
    <style:style style:name="T6" style:family="text">
      <style:text-properties fo:color="#000000"/>
    </style:style>
    <style:style style:name="T7" style:family="text">
      <style:text-properties fo:color="#7f0055"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style="italic" style:font-size-asian="10pt" style:font-style-asian="italic" style:font-size-complex="10pt" style:font-style-complex="italic"/>
    </style:style>
    <style:style style:name="T11"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2" style:family="text">
      <style:text-properties fo:color="#000000" fo:font-weight="bold" style:font-weight-asian="bold" style:font-weight-complex="bold"/>
    </style:style>
    <style:style style:name="T13" style:family="text">
      <style:text-properties fo:color="#0000c0" fo:font-style="italic" style:font-style-asian="italic" style:font-style-complex="italic"/>
    </style:style>
    <style:style style:name="T14" style:family="text">
      <style:text-properties fo:color="#000000" fo:font-style="italic" style:font-style-asian="italic" style:font-style-complex="italic"/>
    </style:style>
    <style:style style:name="T15" style:family="text">
      <style:text-properties fo:color="#000080"/>
    </style:style>
    <style:style style:name="T16" style:family="text">
      <style:text-properties fo:color="#008000"/>
    </style:style>
    <style:style style:name="T17" style:family="text">
      <style:text-properties style:font-name="Times New Roman" fo:font-size="10pt" fo:font-style="normal" style:font-size-asian="10pt" style:font-style-asian="normal" style:font-size-complex="10pt" style:font-style-complex="normal"/>
    </style:style>
    <style:style style:name="T18" style:family="text" style:parent-style-name="JM_5f_Kastentext_5f_Link">
      <style:text-properties style:text-underline-style="none"/>
    </style:style>
    <style:style style:name="T19" style:family="text">
      <style:text-properties style:font-name="Verdana"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populären Oberflächen-Rahmenwerke Swing, Struts und Java Server Face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natürlich noch verschiedene Meinungen, wie häufig Ausnahmen eingesetzt werden sollten. Trotz allen Streits um die Effizienz von Ausnahmen bleibt unzweifelhaft, dass die automatische Ausnahmebehandlung sehr zur Robustheit von Java-Applikationen beiträgt, dass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text:span text:style-name="T5">/**Phone</text:span><text:span text:style-name="T6"> </text:span><text:span text:style-name="T5">number</text:span><text:span text:style-name="T6"> </text:span><text:span text:style-name="T5">{0}</text:span><text:span text:style-name="T6"> </text:span><text:span text:style-name="T5">contains</text:span><text:span text:style-name="T6"> </text:span><text:span text:style-name="T5">illegal</text:span><text:span text:style-name="T6"> </text:span><text:span text:style-name="T5">characters.</text:span><text:span text:style-name="T6"> </text:span><text:span text:style-name="T5">Allowed</text:span><text:span text:style-name="T6"> </text:span><text:span text:style-name="T5">are</text:span><text:span text:style-name="T6"> </text:span><text:span text:style-name="T5">only</text:span><text:span text:style-name="T6"> </text:span><text:span text:style-name="T5">''{1}''*/</text:span></text:p>
      <text:p text:style-name="JM_5f_Quellcode"><text:span text:style-name="T7">class</text:span><text:span text:style-name="T6"> PhoneNumberExc </text:span><text:span text:style-name="T7">extends</text:span><text:span text:style-name="T6"> multex.Exc {</text:span></text:p>
      <text:p text:style-name="JM_5f_Quellcode"><text:span text:style-name="T6"><text:s text:c="2"/></text:span><text:span text:style-name="T7">public</text:span><text:span text:style-name="T6"> PhoneNumberExc(String phoneNumber, String allowedCharacters) {</text:span></text:p>
      <text:p text:style-name="JM_5f_Quellcode"><text:span text:style-name="T6"><text:s text:c="4"/></text:span><text:span text:style-name="T7">super</text:span><text:span text:style-name="T6">(</text:span><text:span text:style-name="T7">null</text:span><text:span text:style-name="T6">, phoneNumber, allowedCharacters);</text:span></text:p>
      <text:p text:style-name="JM_5f_Quellcode"><text:s text:c="2"/>}</text:p>
      <text:p text:style-name="P4">}</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8">wi</text:span><text:span text:style-name="T9">e </text:span><text:span text:style-name="T10">throws</text:span><text:span text:style-name="T11">‍ </text:span><text:span text:style-name="T10">Exception</text:span><text:span text:style-name="T9">. Häufig ist es auch beim Überschreiben einer Rahmenwerk-Methode wie z.B. des Swing-</text:span><text:span text:style-name="T10">actionPerformed</text:span><text:span text:style-name="T9"> mit leerer </text:span><text:span text:style-name="T10">throws</text:span><text:span text:style-name="T9">-Klausel gar nicht möglich, diese zu erweitern.</text:span></text:p>
      <text:p text:style-name="JM_5f_Mengentext"><text:span text:style-name="T9">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10">db.Persistence</text:span><text:span text:style-name="T9"> im Beispielprojekt </text:span><text:span text:style-name="T10">excrep</text:span><text:span text:style-name="T9"> [3]:</text:span></text:p>
      <text:p text:style-name="P5"/>
      <text:p text:style-name="P6"><text:span text:style-name="T7">try</text:span><text:span text:style-name="T6"> {</text:span></text:p>
      <text:p text:style-name="P6"><text:span text:style-name="T12"><text:s text:c="2"/></text:span><text:span text:style-name="T7">final</text:span><text:span text:style-name="T6"> FileInputStream f = </text:span><text:span text:style-name="T7">new</text:span><text:span text:style-name="T6"> FileInputStream(</text:span><text:span text:style-name="T13">FILENAME</text:span><text:span text:style-name="T6">);</text:span></text:p>
      <text:p text:style-name="P6"><text:span text:style-name="T12"><text:s text:c="2"/></text:span><text:span text:style-name="T7">final</text:span><text:span text:style-name="T6"> ObjectInputStream o = </text:span><text:span text:style-name="T7">new</text:span><text:span text:style-name="T6"> ObjectInputStream(f);</text:span></text:p>
      <text:p text:style-name="P6"><text:span text:style-name="T14"><text:s text:c="2"/></text:span><text:span text:style-name="T13">lastId</text:span><text:span text:style-name="T6"> = o.readLong();</text:span></text:p>
      <text:p text:style-name="P7"><text:s text:c="2"/>result = (Set&lt;Client&gt;)o.readObject();</text:p>
      <text:p text:style-name="P7"><text:s text:c="2"/>o.close();</text:p>
      <text:p text:style-name="P6"><text:span text:style-name="T6">} </text:span><text:span text:style-name="T7">catch</text:span><text:span text:style-name="T6"> (Exception e) {</text:span></text:p>
      <text:p text:style-name="P6"><text:span text:style-name="T12"><text:s text:c="2"/></text:span><text:span text:style-name="T7">throw</text:span><text:span text:style-name="T6"> </text:span><text:span text:style-name="T7">new</text:span><text:span text:style-name="T6"> LoadFailure(e, </text:span><text:span text:style-name="T13">FILENAME</text:span><text:span text:style-name="T6">);</text:span></text:p>
      <text:p text:style-name="P7">}</text:p>
      <text:p text:style-name="JM_5f_Mengentext">Dazu gehört die entsprechende ungeprüfte Ausnahme:</text:p>
      <text:p text:style-name="P6"><text:span text:style-name="T5">/**Failure</text:span><text:span text:style-name="T6"> </text:span><text:span text:style-name="T5">loading</text:span><text:span text:style-name="T6"> </text:span><text:span text:style-name="T5">persistence</text:span><text:span text:style-name="T6"> </text:span><text:span text:style-name="T5">from</text:span><text:span text:style-name="T6"> </text:span><text:span text:style-name="T5">file</text:span><text:span text:style-name="T6"> </text:span><text:span text:style-name="T5">{0}*/</text:span></text:p>
      <text:p text:style-name="P6"><text:span text:style-name="T7">public</text:span><text:span text:style-name="T6"> </text:span><text:span text:style-name="T7">static</text:span><text:span text:style-name="T6"> </text:span><text:span text:style-name="T7">class</text:span><text:span text:style-name="T6"> LoadFailure </text:span><text:span text:style-name="T7">extends</text:span><text:span text:style-name="T6"> multex.Failure {</text:span></text:p>
      <text:p text:style-name="P6"><text:span text:style-name="T12"><text:s text:c="2"/></text:span><text:span text:style-name="T7">public</text:span><text:span text:style-name="T6"> LoadFailure(Throwable cause, String filename) {</text:span></text:p>
      <text:p text:style-name="P6"><text:span text:style-name="T12"><text:s text:c="4"/></text:span><text:span text:style-name="T7">super</text:span><text:span text:style-name="T6">(</text:span><text:span text:style-name="T7">null</text:span><text:span text:style-name="T6">, cause, filename);</text:span></text:p>
      <text:p text:style-name="P7"><text:s text:c="2"/>}</text:p>
      <text:p text:style-name="P7">}</text:p>
      <text:p text:style-name="JM_5f_Mengentext"><text:span text:style-name="T9">Dieses Vorgehen kann zu einer Kette von Ursachenausnahmen führen und wird deshalb auch „Exception Chaining“ genannt. Es ist in MulTEx seit 1998 enthalten, in Java seit dem JDK 1.4. MulTEx geht noch einen Schritt weiter, indem auch eine </text:span><text:span text:style-name="T10">Collection</text:span><text:span text:style-name="T9"> von Ursachenausnahmen an einen </text:span><text:span text:style-name="T10">Failure</text:span><text:span text:style-name="T9">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8">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einige Rahmenwerke Anleitungen geben.</text:p>
      <text:p text:style-name="P9">Beispiel-Applikation Kundenverwaltung Logikkern</text:p>
      <text:p text:style-name="JM_5f_Mengentext"><text:span text:style-name="T9">Alle Beispiele stellen eine Verwaltung von Kunden (Client) dar. Sie benutzen den Logikkern im Paket </text:span><text:span text:style-name="T10">lg</text:span><text:span text:style-name="T9">. Die Klasse </text:span><text:span text:style-name="T10">lg.Client</text:span><text:span text:style-name="T9"> stellt einen Kunden dar mit den Attributen: id, firstName, lastName, birthDate und phone. Die Objektverwaltungsoperationen werden über das Interface </text:span><text:span text:style-name="T10">lg.Session</text:span><text:span text:style-name="T9"> kanalisiert. </text:span></text:p>
      <text:p text:style-name="P9">Beispiel-Oberfläche Struts</text:p>
      <text:p text:style-name="P3"><text:span text:style-name="T9">Die auf Struts 1.3.8 basierende Oberfläche ist im Paket </text:span><text:span text:style-name="T10">struts_ui</text:span><text:span text:style-name="T9"> enthalten. Das zentrale Ausnahmemelden wird durch folgende Festlegung in der Datei </text:span><text:span text:style-name="T10">struts-config.xml</text:span><text:span text:style-name="T9"> vereinbart:</text:span></text:p>
      <text:p text:style-name="P10"/>
      <text:p text:style-name="P11">&lt;global-exceptions&gt;</text:p>
      <text:p text:style-name="P12"><text:span text:style-name="T6"><text:s text:c="2"/></text:span><text:span text:style-name="T15">&lt;exception</text:span></text:p>
      <text:p text:style-name="P12"><text:span text:style-name="T6"><text:s text:c="5"/></text:span><text:span text:style-name="T15">type=</text:span><text:span text:style-name="T16">"java.lang.Exception"</text:span></text:p>
      <text:p text:style-name="P12"><text:span text:style-name="T6"><text:s text:c="5"/></text:span><text:span text:style-name="T15">handler=</text:span><text:span text:style-name="T16">"struts_ui.CentralExceptionReporter"</text:span></text:p>
      <text:p text:style-name="P12"><text:span text:style-name="T6"><text:s text:c="5"/></text:span><text:span text:style-name="T15">key=</text:span><text:span text:style-name="T16">"struts_ui.CentralExceptionReporter.inPageErrorMessage"</text:span></text:p>
      <text:p text:style-name="P12"><text:span text:style-name="T6"><text:s text:c="2"/></text:span><text:span text:style-name="T15">/&gt;</text:span></text:p>
      <text:p text:style-name="P13">&lt;/global-exceptions&gt;</text:p>
      <text:p text:style-name="P3"><text:span text:style-name="T9">Dies bedeutet, dass alle Ausnahmen, die Instanzen von </text:span><text:span text:style-name="T10">java.lang.Exception</text:span><text:span text:style-name="T9"> sind, dem </text:span><text:span text:style-name="T10">CentralExceptionReporter</text:span><text:span text:style-name="T9"> übergeben werden. Dies sind sowohl geprüfte als auch ungeprüfte Ausnahmen. Nur Instanzen von </text:span><text:span text:style-name="T10">java.lang.Error</text:span><text:span text:style-name="T9">, z.B. wegen korrupter virtueller Maschine, sind davon ausgeschlossen. Die </text:span><text:span text:style-name="T10">key</text:span><text:span text:style-name="T9">-Angabe für die Datei </text:span><text:span text:style-name="T10">MessageResources.properties</text:span><text:span text:style-name="T9"> wählt einen Meldungsrahmen aus, in den der hier vorgestellte </text:span><text:span text:style-name="T10">CentralExceptionReporter</text:span><text:span text:style-name="T9"> die der Ausnahme entsprechenden Meldungen einsetzt.</text:span></text:p>
      <text:p text:style-name="JM_5f_Mengentext"><text:span text:style-name="T9">In</text:span> jeder Eingabeseite muss <text:span text:style-name="T1">&lt;html:errors/&gt;</text:span> stehen, jede <text:span text:style-name="T1">&lt;action&gt;</text:span> in <text:span text:style-name="T10">struts-config.xml</text:span><text:span text:style-name="T17"> sollte mit </text:span><text:span text:style-name="T10">input="eingabeseite.jsp"</text:span><text:span text:style-name="T17"> angeben, auf welcher Seite eine eventuelle Fehlermeldung <text:s/>angezeigt werden soll.</text:span></text:p>
      <text:p text:style-name="JM_5f_Mengentext">Der <text:span text:style-name="T10">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14">Listing 1</text:p>
      <text:p text:style-name="P10">@Override</text:p>
      <text:p text:style-name="P10">public ActionForward execute(final Exception ex, final ExceptionConfig ae, final ActionMapping mapping, final ActionForm form, final HttpServletRequest request, final HttpServletResponse response) </text:p>
      <text:p text:style-name="P10">throws ServletException </text:p>
      <text:p text:style-name="P10">{</text:p>
      <text:p text:style-name="P10"><text:s text:c="2"/>final StringBuffer requestString = request.getRequestURL();</text:p>
      <text:p text:style-name="P10"><text:s text:c="2"/>final String query = request.getQueryString();</text:p>
      <text:p text:style-name="P10"><text:s text:c="2"/>if(query!=null){</text:p>
      <text:p text:style-name="P10"><text:s text:c="4"/>requestString.append('?');</text:p>
      <text:p text:style-name="P10"><text:s text:c="4"/>requestString.append(query);</text:p>
      <text:p text:style-name="P10"><text:s text:c="2"/>}</text:p>
      <text:p text:style-name="P10"><text:s text:c="2"/>final StringBuffer logMessage = new StringBuffer("Exception occured when executing Struts action for request ");</text:p>
      <text:p text:style-name="P10"><text:s text:c="2"/>logMessage.append(requestString);</text:p>
      <text:p text:style-name="P10"><text:s text:c="2"/>logMessage.append("\n");</text:p>
      <text:p text:style-name="P10"><text:s text:c="2"/>final Locale defaultLocale = Locale.getDefault();</text:p>
      <text:p text:style-name="P10"><text:s text:c="2"/>final ResourceBundle logBundle = ResourceBundle.getBundle(BASE_NAME, defaultLocale);</text:p>
      <text:p text:style-name="P10"><text:s text:c="2"/>multex.Msg.printReport(logMessage, ex, logBundle);</text:p>
      <text:p text:style-name="P10"><text:s text:c="2"/>logger.warning(logMessage.toString());</text:p>
      <text:p text:style-name="P10"/>
      <text:p text:style-name="P10"><text:s text:c="2"/>request.getSession().setAttribute(EXCEPTION_KEY, ex);</text:p>
      <text:p text:style-name="P10"><text:s text:c="2"/>final ActionForward globalErrorForward = mapping.findForward("error");</text:p>
      <text:p text:style-name="P10"><text:s text:c="2"/>logger.info("globalErrorForward=" + globalErrorForward);</text:p>
      <text:p text:style-name="P10"/>
      <text:p text:style-name="P10"><text:s text:c="2"/>final String globalReportingForward = globalErrorForward.getPath();</text:p>
      <text:p text:style-name="P10"><text:s text:c="2"/>final ResourceBundle responseBundle = getBundle(BASE_NAME, request);</text:p>
      <text:p text:style-name="P10"><text:s text:c="2"/>final ActionMessages errorsMut = new ActionErrors();</text:p>
      <text:p text:style-name="P10"><text:s text:c="2"/>errorsMut.add( ActionMessages.GLOBAL_MESSAGE, new ActionMessage(</text:p>
      <text:p text:style-name="P10"><text:s text:c="4"/>ae.getKey(),</text:p>
      <text:p text:style-name="P10"><text:s text:c="4"/>getMessagesAsHtml(ex, responseBundle), globalReportingForward</text:p>
      <text:p text:style-name="P10"><text:s text:c="2"/>));</text:p>
      <text:p text:style-name="P10"><text:s text:c="2"/>serviceAction.mySaveErrors(request, errorsMut);</text:p>
      <text:p text:style-name="P10"/>
      <text:p text:style-name="P10"><text:s text:c="2"/>final String inputFormPath = mapping.getInput();</text:p>
      <text:p text:style-name="P10"><text:s text:c="2"/>final String reportingFormPath = inputFormPath==null ? globalReportingForward : inputFormPath;</text:p>
      <text:p text:style-name="P10"><text:s text:c="2"/>logger.warning("Now forwarding to reporting form path '" + reportingFormPath + "'");</text:p>
      <text:p text:style-name="P10"><text:s text:c="2"/>final ActionForward inputForward = mapping.getInputForward();</text:p>
      <text:p text:style-name="P10"><text:s text:c="2"/>if(inputForward!=null){return inputForward;}</text:p>
      <text:p text:style-name="P10"><text:s text:c="2"/>return mapping.findForward(globalReportingForward);</text:p>
      <text:p text:style-name="P10">}</text:p>
      <text:p text:style-name="P14">Ende Listing 1</text:p>
      <text:p text:style-name="JM_5f_Mengentext">Hierdurch wird erreicht, dass jede von den unteren Schichten kommende Ausnahme, als auch jede nur in den oberen Schichten geworfene, zunächst auf der Eingabeseite und bei Anklicken des Details-Links ausführlich auf der <text:span text:style-name="T1">errorPage.jsp</text:span> gemeldet wird. So z.B. bei unerwarteter Schreibsperre der Persistenzdatei:</text:p>
      <text:p text:style-name="JM_5f_Mengentext"><draw:frame draw:style-name="fr1" draw:name="Grafik1" text:anchor-type="paragraph" svg:width="14.298cm" svg:height="8.608cm" draw:z-index="0"><draw:image xlink:href="Pictures/2000000700003D4B000024E7F4A30BD5.svm" xlink:type="simple" xlink:show="embed" xlink:actuate="onLoad"/></draw:frame>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ie Swing-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text:p>
      <text:list text:style-name="WW8Num2">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0">Kurzer Quellcode Quellcode</text:p>
      <text:p text:style-name="P10">Kurzer Quellcode Quellcode</text:p>
      <text:p text:style-name="P10">Kurzer Quellcode Quellcode</text:p>
      <text:p text:style-name="P10">//Quellcode bis zu zehn Zeilen kann zwischen dem Mengentext laufen</text:p>
      <text:p text:style-name="P10">//Längere Listings bitte in einen Kasten ausgliedern (s.u.)</text:p>
      <text:p text:style-name="JM_5f_Mengentext"/>
      <text:p text:style-name="P15">&gt;&gt;autorname_thema_1.tif&lt;&lt;</text:p>
      <text:p text:style-name="P15">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8"> </text:span>und Kursive.</text:p>
      <text:p text:style-name="JM_5f_Kastentext"/>
      <text:list text:style-name="WW8Num4">
        <text:list-item>
          <text:p text:style-name="P16">Hier steht ein Text für einen separierten Textkasten.</text:p>
        </text:list-item>
        <text:list-item>
          <text:p text:style-name="P16">Hier steht ein Text für einen separierten Textkasten.</text:p>
        </text:list-item>
        <text:list-item>
          <text:p text:style-name="P16">Hier steht ein Text für einen separierten Textkasten.</text:p>
        </text:list-item>
      </text:list>
      <text:p text:style-name="JM_5f_Kastenheadline">Ende Kastentext</text:p>
      <text:p text:style-name="JM_5f_Mengentext"/>
      <text:p text:style-name="P14">Listing</text:p>
      <text:p text:style-name="P10">Lange Quellcodepassage Quellcodepassage</text:p>
      <text:p text:style-name="P10">Lange Quellcodepassage Quellcodepassage</text:p>
      <text:p text:style-name="P10">Lange Quellcodepassage Quellcodepassage</text:p>
      <text:p text:style-name="P10"><text:s/>Lange Quellcodepassage Quellcodepassage</text:p>
      <text:p text:style-name="P10"><text:s/>Lange Quellcodepassage Quellcodepassage</text:p>
      <text:p text:style-name="P10"><text:s text:c="3"/>Lange Quellcodepassage Quellcodepassage</text:p>
      <text:p text:style-name="P10"><text:s text:c="3"/>Lange Quellcodepassage Quellcodepassage</text:p>
      <text:p text:style-name="P10">//Bitte im Mengentext auf den entsprechenden Listingkasten verweisen</text:p>
      <text:p text:style-name="P10">//Bei mehreren Listingkästen diese durchnummerieren</text:p>
      <text:p text:style-name="P14">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5">Tabelle 1: Hier steht eine Tabellenunterschrift</text:p>
      <text:p text:style-name="JM_5f_Mengentext"/>
      <text:p text:style-name="P17">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text:span text:style-name="T19"/></text:p>
          </table:table-cell>
        </table:table-row>
        <table:table-row>
          <table:table-cell office:value-type="string">
            <text:p text:style-name="P18"/>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Verdana" svg:font-family="Verdana, Arial, Helvetica"/>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7</text:page-number></text:span><text:span text:style-name="T1">, Druckdatum: </text:span><text:span text:style-name="T1"><text:date style:data-style-name="N106" text:date-value="2007-06-05T16:18:18.56">dd.06.yyyy</text:date></text:span><text:span text:style-name="T1">, </text:span><text:span text:style-name="T1"><text:time style:data-style-name="N40" text:time-value="2007-06-05T16:18:18.56">16:18</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05T16:18:09</dc:date>
    <meta:printed-by>Christoph Knabe</meta:printed-by>
    <meta:print-date>2007-05-25T15:14:18</meta:print-date>
    <dc:language>en-US</dc:language>
    <meta:editing-cycles>18</meta:editing-cycles>
    <meta:editing-duration>PT17H13M25S</meta:editing-duration>
    <meta:user-defined meta:name="Info 1"/>
    <meta:user-defined meta:name="Info 2"/>
    <meta:user-defined meta:name="Info 3"/>
    <meta:user-defined meta:name="Info 4"/>
    <meta:document-statistic meta:table-count="2" meta:image-count="1" meta:object-count="0" meta:page-count="7" meta:paragraph-count="162" meta:word-count="2059" meta:character-count="16723"/>
  </office:meta>
</office:document-meta>
</file>